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f1" ) long f1 , @ JSONField ( name = "f2" ) Lo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FieldDeserializer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FieldDeserializerTest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DeserializerTest3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